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ZAÑEDO CABRERA, MARYOLY FRANCHESC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6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ZAÑEDO CABRERA, MARYOLY FRANCHESC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CABRERA ESCALANTE, SILVIA</text:p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S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7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6T19:48:5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